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6"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7" style:family="paragraph" style:parent-style-name="Standard">
      <style:text-properties officeooo:rsid="0004b4c0" officeooo:paragraph-rsid="0004b4c0"/>
    </style:style>
    <style:style style:name="P8" style:family="paragraph" style:parent-style-name="Standard">
      <style:text-properties officeooo:rsid="00054aa4" officeooo:paragraph-rsid="000643a1"/>
    </style:style>
    <style:style style:name="P9" style:family="paragraph" style:parent-style-name="Standard" style:list-style-name="L4">
      <style:text-properties officeooo:rsid="00054aa4" officeooo:paragraph-rsid="000643a1"/>
    </style:style>
    <style:style style:name="P10" style:family="paragraph" style:parent-style-name="Standard">
      <style:text-properties officeooo:rsid="00054aa4" officeooo:paragraph-rsid="00054aa4"/>
    </style:style>
    <style:style style:name="P11" style:family="paragraph" style:parent-style-name="Standard" style:list-style-name="L4">
      <style:text-properties officeooo:rsid="000643a1" officeooo:paragraph-rsid="000643a1"/>
    </style:style>
    <style:style style:name="P12" style:family="paragraph" style:parent-style-name="Standard">
      <style:paragraph-properties fo:text-align="center" style:justify-single-word="false"/>
      <style:text-properties officeooo:rsid="000aa284" officeooo:paragraph-rsid="000ca2d9"/>
    </style:style>
    <style:style style:name="P13" style:family="paragraph" style:parent-style-name="Standard">
      <style:paragraph-properties fo:text-align="start" style:justify-single-word="false"/>
      <style:text-properties officeooo:rsid="000aa284" officeooo:paragraph-rsid="000ca2d9"/>
    </style:style>
    <style:style style:name="P14" style:family="paragraph" style:parent-style-name="Standard">
      <style:paragraph-properties fo:text-align="start" style:justify-single-word="false"/>
      <style:text-properties officeooo:rsid="000ca2d9" officeooo:paragraph-rsid="000ca2d9"/>
    </style:style>
    <style:style style:name="P15" style:family="paragraph" style:parent-style-name="Standard" style:list-style-name="L1">
      <style:text-properties officeooo:rsid="000ca2d9" officeooo:paragraph-rsid="000ca2d9"/>
    </style:style>
    <style:style style:name="P16" style:family="paragraph" style:parent-style-name="Standard" style:list-style-name="L2">
      <style:text-properties officeooo:rsid="000ca2d9" officeooo:paragraph-rsid="000ca2d9"/>
    </style:style>
    <style:style style:name="P17" style:family="paragraph" style:parent-style-name="Standard" style:list-style-name="L3">
      <style:text-properties officeooo:rsid="000ca2d9" officeooo:paragraph-rsid="000ca2d9"/>
    </style:style>
    <style:style style:name="P18" style:family="paragraph" style:parent-style-name="Standard">
      <style:paragraph-properties fo:text-align="start" style:justify-single-word="false" fo:break-before="page"/>
      <style:text-properties officeooo:rsid="000ca2d9" officeooo:paragraph-rsid="000ca2d9"/>
    </style:style>
    <style:style style:name="T1" style:family="text">
      <style:text-properties fo:font-weight="bold" style:font-weight-asian="bold" style:font-weight-complex="bold"/>
    </style:style>
    <style:style style:name="T2" style:family="text">
      <style:text-properties fo:font-weight="bold" officeooo:rsid="000ca2d9"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54aa4"/>
    </style:style>
    <style:style style:name="T5" style:family="text">
      <style:text-properties fo:font-size="14pt" fo:font-style="italic" style:font-size-asian="14pt" style:font-style-asian="italic" style:font-size-complex="14pt"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ca2d9"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0ca2d9" style:font-weight-asian="normal" style:font-weight-complex="normal"/>
    </style:style>
    <style:style style:name="T10" style:family="text">
      <style:text-properties officeooo:rsid="000ca2d9"/>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ca2d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xt:p>
      <text:p text:style-name="P5">Mission : <text:span text:style-name="T10">Intelligence</text:span> (<text:span text:style-name="T10">2</text:span>) </text:p>
      <text:p text:style-name="P12"><text:span text:style-name="T2">The Cromulants have a new cloaking device. </text:span></text:p>
      <text:p text:style-name="P12"><text:span text:style-name="T2"/></text:p>
      <text:p text:style-name="P14"><text:span text:style-name="T6">Description</text:span>: Fleet intelligence has learned that the nefarious Cromulants have developed a new cloaking device. Send a team to steal it. </text:p>
      <text:p text:style-name="P18">Fleet intelligence has learned that the nefarious Cromulants have developed a new cloaking device. Your mission is to go steal it. </text:p>
      <text:p text:style-name="P4"/>
      <text:list xml:id="list6358187932467590203" text:style-name="L1">
        <text:list-item>
          <text:p text:style-name="P15">Maximum personnel: unlimited</text:p>
        </text:list-item>
        <text:list-item>
          <text:p text:style-name="P15">You've infiltrated a Cromulant warship. Cromulants are bitter enemies of the Confederation. They're also kind of dicks.</text:p>
        </text:list-item>
        <text:list-item>
          <text:p text:style-name="P15">Finding their Cloaking Device will be tricky particularly since you're not entirely sure what you are looking for and it's probably heavily guarded. </text:p>
        </text:list-item>
      </text:list>
      <text:p text:style-name="P4"/>
      <text:p text:style-name="P13"><text:span text:style-name="T6">Survivors:</text:span><text:span text:style-name="T11"> </text:span><text:span text:style-name="T12">Roll a 06. That many people survive the mission.</text:span></text:p>
      <text:p text:style-name="P1"/>
      <text:p text:style-name="P1"><text:span text:style-name="T6">Success Criteria</text:span>: <text:span text:style-name="T10">To succeed in this mission you must have</text:span></text:p>
      <text:list xml:id="list1667782742778076097" text:style-name="L2">
        <text:list-item>
          <text:p text:style-name="P16">Someone with the ENGINEERING, INFILTRATION, PSI, RESEARCH or HOME REPAIR skill</text:p>
        </text:list-item>
        <text:list-item>
          <text:p text:style-name="P16"><text:span text:style-name="T3">AND </text:span>Someone with the EVASION, CAMOUFLAGE, GOURMET COOKING, SUPERIOR STRENGTH, or DECEPTION skills</text:p>
        </text:list-item>
        <text:list-item>
          <text:p text:style-name="P16"><text:span text:style-name="T3">AND </text:span>Someone who stays behind to seduce and distract the enemy captain</text:p>
        </text:list-item>
      </text:list>
      <text:p text:style-name="P1"/>
      <text:p text:style-name="P1"><text:span text:style-name="T6">Quartermaster</text:span>: The quartermaster has provided you with the following to assist in your mission: </text:p>
      <text:list xml:id="list2871170017175660084" text:style-name="L3">
        <text:list-item>
          <text:p text:style-name="P17">A large wrench. </text:p>
        </text:list-item>
        <text:list-item>
          <text:p text:style-name="P17">A collection of gardening tools. </text:p>
        </text:list-item>
        <text:list-item>
          <text:p text:style-name="P17">A small bottle of Bactene and a box of Band-Aids. </text:p>
        </text:list-item>
      </text:list>
      <text:p text:style-name="P1"/>
      <text:p text:style-name="P2"><text:span text:style-name="T5">Determine your survivors and success.</text:span> </text:p>
      <text:p text:style-name="P3"><text:span text:style-name="T4">As a group </text:span>(including the non-survivors) <text:span text:style-name="T4">take about ten minutes (don't rush, don't dawdle – its not a race) to </text:span>come up with a report detailing how the events of this mission played out. Your unique skills and the equipment provided by the quartermaster should play an important role in <text:span text:style-name="T4">how the </text:span>success or failure of this mission <text:span text:style-name="T4">played out</text:span>. </text:p>
      <text:p text:style-name="P3"/>
      <text:p text:style-name="P8">Adjust your character sheets: if you survived add +1 heart to the captains tally. </text:p>
      <text:p text:style-name="P8">One the other hand if you died:</text:p>
      <text:list xml:id="list8476463190899933692" text:style-name="L4">
        <text:list-item>
          <text:p text:style-name="P9">Increase your Anger Level a notch.</text:p>
        </text:list-item>
        <text:list-item>
          <text:p text:style-name="P11">Add +1 negative feedback to the captain's tally.</text:p>
        </text:list-item>
        <text:list-item>
          <text:p text:style-name="P11">Cross off your given name and your current skill.</text:p>
        </text:list-item>
        <text:list-item>
          <text:p text:style-name="P11">Pick a new given name and new skill for your replacement. </text:p>
        </text:list-item>
      </text:list>
      <text:p text:style-name="P3"/>
      <text:p text:style-name="P10">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49S</meta:editing-duration>
    <meta:editing-cycles>9</meta:editing-cycles>
    <meta:generator>LibreOffice/5.1.6.2$Windows_x86 LibreOffice_project/07ac168c60a517dba0f0d7bc7540f5afa45f0909</meta:generator>
    <dc:date>2017-08-20T12:47:30.783000000</dc:date>
    <meta:document-statistic meta:table-count="0" meta:image-count="0" meta:object-count="0" meta:page-count="2" meta:paragraph-count="26" meta:word-count="366" meta:character-count="2148" meta:non-whitespace-character-count="1806"/>
    <meta:user-defined meta:name="Info 1"/>
    <meta:user-defined meta:name="Info 2"/>
    <meta:user-defined meta:name="Info 3"/>
    <meta:user-defined meta:name="Info 4"/>
  </office:meta>
</office:document-meta>
</file>